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1883333333333cm" style:use-optimal-column-width="true"/>
    </style:style>
    <style:style style:name="co2" style:family="table-column">
      <style:table-column-properties fo:break-before="auto" style:column-width="6.24416666666667cm" style:use-optimal-column-width="true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plemeno</text:p>
          </table:table-cell>
          <table:table-cell office:value-type="string" table:style-name="ce1">
            <text:p>nazev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yssini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egea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merican Bobtail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merican Curl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abian Mau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sian Indi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sian Semi-longhair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ustralian Mist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raguayan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mbino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enga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razilian Shorthair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urmese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hantilly-Tiffany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hartreux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welf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Egyptian Mau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European Shorthair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xotic Shorthai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oldex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avana Brown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ighlander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Japanese Bobtail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naani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Khao Manee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Kinkalow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Korat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Korean Bobtail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ambkin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Perm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ine Coon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nx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ekong Bobtail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inskin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inuet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unchki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ebelung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orwegian Forest Cat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Ocicat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Ojos Azule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Oriental Bicolor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Oriental Longhair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Oriental Shorthair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rsian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ersian (traditional)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eterbald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Pixie-bob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Liebling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agdoll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aas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ussian Blue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am Sawet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iamese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nowshoe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Sokoke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onkinese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oybob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oyger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urkish Angora<text:tab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urkish Van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urkish Vankedisi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Ukrainian Levkoy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York Chocolate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hai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Kiowa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Sphynx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Singapura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iberian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erengeti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elkirk Rex</text:p>
          </table:table-cell>
          <table:table-cell table:number-columns-repeated="16382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Klára Adámková</meta:initial-creator>
    <dc:creator>Klára Adámková</dc:creator>
    <meta:creation-date>2024-06-02T11:00:30Z</meta:creation-date>
    <dc:date>2024-06-02T11:00:30Z</dc:date>
  </office:meta>
</office:document-meta>
</file>